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1cm" svg:stroke-color="#000000" draw:marker-start-width="0.413cm" draw:marker-end-width="0.413cm" draw:fill-color="#ffffff" draw:textarea-vertical-align="middle" draw:auto-grow-height="false" fo:min-height="15.424cm" fo:min-width="15.303cm" fo:padding-top="0.16cm" fo:padding-bottom="0.16cm" fo:padding-left="0.285cm" fo:padding-right="0.285cm"/>
    </style:style>
    <style:style style:name="gr2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3.613cm" fo:min-width="3.452cm" fo:padding-top="0.16cm" fo:padding-bottom="0.16cm" fo:padding-left="0.285cm" fo:padding-right="0.285cm"/>
    </style:style>
    <style:style style:name="gr3" style:family="graphic" style:parent-style-name="standard">
      <style:graphic-properties draw:stroke="none" svg:stroke-color="#000000" draw:fill="none" draw:fill-color="#ffffff" fo:min-height="4.101cm"/>
    </style:style>
    <style:style style:name="gr4" style:family="graphic" style:parent-style-name="standard">
      <style:graphic-properties draw:stroke="none" svg:stroke-color="#000000" draw:fill="none" draw:fill-color="#ffffff" fo:min-height="6.151cm"/>
    </style:style>
    <style:style style:name="gr5" style:family="graphic" style:parent-style-name="standard">
      <style:graphic-properties draw:stroke="none" svg:stroke-color="#000000" draw:fill="none" draw:fill-color="#ffffff" fo:min-height="3.076cm"/>
    </style:style>
    <style:style style:name="gr6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9.332cm" fo:min-width="29.402cm" fo:padding-top="0.16cm" fo:padding-bottom="0.16cm" fo:padding-left="0.285cm" fo:padding-right="0.285cm"/>
    </style:style>
    <style:style style:name="gr7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9.332cm" fo:min-width="17.972cm" fo:padding-top="0.16cm" fo:padding-bottom="0.16cm" fo:padding-left="0.285cm" fo:padding-right="0.285cm"/>
    </style:style>
    <style:style style:name="gr8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9.332cm" fo:min-width="10.86cm" fo:padding-top="0.16cm" fo:padding-bottom="0.16cm" fo:padding-left="0.285cm" fo:padding-right="0.285cm"/>
    </style:style>
    <style:style style:name="gr9" style:family="graphic" style:parent-style-name="standard">
      <style:graphic-properties svg:stroke-width="0.071cm" svg:stroke-color="#000000" draw:marker-start-width="0.413cm" draw:marker-end-width="0.413cm" draw:fill-color="#dddddd" draw:opacity="50%" draw:textarea-horizontal-align="justify" draw:textarea-vertical-align="middle" draw:auto-grow-height="false" fo:min-height="7.764cm" fo:min-width="11.555cm" fo:padding-top="0.16cm" fo:padding-bottom="0.16cm" fo:padding-left="0.285cm" fo:padding-right="0.285cm" draw:shadow-opacity="50%"/>
    </style:style>
    <style:style style:name="gr10" style:family="graphic" style:parent-style-name="standard">
      <style:graphic-properties svg:stroke-width="0.071cm" svg:stroke-color="#000000" draw:marker-start-width="0.413cm" draw:marker-end-width="0.413cm" draw:fill-color="#dddddd" draw:opacity="50%" draw:textarea-horizontal-align="justify" draw:textarea-vertical-align="middle" draw:auto-grow-height="false" fo:min-height="12.163cm" fo:min-width="7.603cm" fo:padding-top="0.16cm" fo:padding-bottom="0.16cm" fo:padding-left="0.285cm" fo:padding-right="0.285cm" draw:shadow-opacity="50%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8" style:family="paragraph">
      <loext:graphic-properties draw:fill-color="#ffffff"/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9" style:family="paragraph">
      <style:paragraph-properties fo:text-align="center"/>
      <style:text-properties fo:font-size="40pt" fo:font-style="italic" style:font-size-asian="40pt" style:font-style-asian="italic" style:font-size-complex="40pt" style:font-style-complex="italic"/>
    </style:style>
    <style:style style:name="P10" style:family="paragraph">
      <loext:graphic-properties draw:fill-color="#dddddd" draw:opacity="50%"/>
      <style:paragraph-properties fo:text-align="center"/>
      <style:text-properties fo:font-size="40pt" fo:font-style="italic" style:font-size-asian="40pt" style:font-style-asian="italic" style:font-size-complex="40pt" style:font-style-complex="italic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40pt" fo:font-style="italic" style:font-size-asian="40pt" style:font-style-asian="italic" style:font-size-complex="4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15.873cm" svg:height="15.744cm" svg:x="12.938cm" svg:y="6.08cm">
              <text:p/>
              <draw:enhanced-geometry draw:glue-point-type="segments" draw:type="mso-spt100" draw:modifiers="-152.883908994132 89.9796895508284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" draw:text-style-name="P1" draw:layer="layout" svg:width="15.873cm" svg:height="15.744cm" svg:x="12.937cm" svg:y="6.082cm">
              <text:p/>
              <draw:enhanced-geometry draw:mirror-horizontal="true" draw:glue-point-type="segments" draw:type="mso-spt100" draw:modifiers="-153.950909859411 89.9796895508284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" draw:text-style-name="P1" draw:layer="layout" svg:width="15.873cm" svg:height="15.744cm" svg:x="12.937cm" svg:y="6.084cm">
              <text:p/>
              <draw:enhanced-geometry draw:mirror-horizontal="true" draw:mirror-vertical="true" draw:glue-point-type="segments" draw:type="mso-spt100" draw:modifiers="154.607115380972 26.7425333240522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custom-shape draw:style-name="gr2" draw:text-style-name="P3" draw:layer="layout" svg:width="5.688cm" svg:height="5.561cm" svg:x="18.095cm" svg:y="10.914cm">
            <text:p text:style-name="P2"><text:span text:style-name="T1">Jav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8.128cm" svg:height="4.351cm" svg:x="16.737cm" svg:y="7.107cm">
            <draw:text-box>
              <text:p text:style-name="P2"><text:span text:style-name="T1">JAXB</text:span></text:p>
              <text:p text:style-name="P2"><text:span text:style-name="T1">XML/XSD</text:span></text:p>
              <text:p text:style-name="P2"><text:span text:style-name="T1">&amp; Annotations</text:span></text:p>
            </draw:text-box>
          </draw:frame>
          <draw:frame draw:style-name="gr4" draw:text-style-name="P6" draw:layer="layout" svg:width="7.366cm" svg:height="6.401cm" svg:x="13.827cm" svg:y="15.478cm">
            <draw:text-box>
              <text:p text:style-name="P5"><text:span text:style-name="T1">Hibernate</text:span></text:p>
              <text:p text:style-name="P5"><text:span text:style-name="T1"><text:s text:c="2"/></text:span><text:span text:style-name="T1">XML &amp; <text:s/></text:span></text:p>
              <text:p text:style-name="P5"><text:span text:style-name="T1"><text:s text:c="4"/></text:span><text:span text:style-name="T1">Annotations</text:span></text:p>
              <text:p text:style-name="P5"><text:span text:style-name="T1"/></text:p>
            </draw:text-box>
          </draw:frame>
          <draw:frame draw:style-name="gr5" draw:text-style-name="P4" draw:layer="layout" svg:width="5.207cm" svg:height="3.326cm" svg:x="22.417cm" svg:y="15.859cm">
            <draw:text-box>
              <text:p text:style-name="P2"><text:span text:style-name="T1">Hibernate</text:span></text:p>
              <text:p text:style-name="P2"><text:span text:style-name="T1">SQL/DDL</text:span></text:p>
            </draw:text-box>
          </draw:frame>
        </draw:g>
      </draw:page>
      <draw:page draw:name="page2" draw:style-name="dp1" draw:master-page-name="Default">
        <draw:g>
          <draw:custom-shape draw:style-name="gr6" draw:text-style-name="P8" draw:layer="layout" svg:width="29.972cm" svg:height="9.652cm" svg:x="5.318cm" svg:y="3.032cm">
            <text:p text:style-name="P7"><text:span text:style-name="T2">Java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18.542cm" svg:height="9.652cm" svg:x="5.318cm" svg:y="12.67cm">
            <text:p text:style-name="P7"><text:span text:style-name="T2">XML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11.43cm" svg:height="9.652cm" svg:x="23.86cm" svg:y="12.67cm">
            <text:p text:style-name="P7"><text:span text:style-name="T2">SQL/DDL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7.145cm" svg:height="11.43cm" svg:x="17.891cm" svg:y="6.461cm">
            <text:p text:style-name="P9"><text:span text:style-name="T3">Hibernate</text:span></text:p>
            <text:p text:style-name="P9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0" draw:layer="layout" svg:width="11.557cm" svg:height="17.653cm" svg:x="5.826cm" svg:y="3.921cm">
            <text:p text:style-name="P9"><text:span text:style-name="T3">JAXB</text:span></text:p>
            <text:p text:style-name="P9"><text:span text:style-name="T3"/></text:p>
            <text:p text:style-name="P9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6cm" fo:page-height="29.7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ffert</meta:initial-creator>
    <meta:creation-date>2017-11-12T16:31:06.911639891</meta:creation-date>
    <dc:date>2017-11-23T18:36:54.079912530</dc:date>
    <dc:creator>Maximilian Meffert</dc:creator>
    <meta:editing-duration>PT3H6M13S</meta:editing-duration>
    <meta:editing-cycles>5</meta:editing-cycles>
    <meta:generator>LibreOffice/5.1.6.2$Linux_X86_64 LibreOffice_project/10m0$Build-2</meta:generator>
    <meta:document-statistic meta:object-count="15"/>
  </office:meta>
</office:document-meta>
</file>